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color="#383838" fo:font-size="10pt" style:font-size-asian="10pt" style:font-size-complex="10pt"/>
    </style:style>
    <style:style style:name="P2" style:parent-style-name="Standard" style:family="paragraph">
      <style:text-properties style:font-name="Arial" fo:color="#383838" fo:font-size="10pt" style:font-size-asian="10pt" style:font-size-complex="10pt"/>
    </style:style>
    <style:style style:name="TableColumn4" style:family="table-column">
      <style:table-column-properties style:column-width="2.5034in" style:use-optimal-column-width="false"/>
    </style:style>
    <style:style style:name="TableColumn5" style:family="table-column">
      <style:table-column-properties style:column-width="2.1638in" style:use-optimal-column-width="false"/>
    </style:style>
    <style:style style:name="TableColumn6" style:family="table-column">
      <style:table-column-properties style:column-width="2.0215in" style:use-optimal-column-width="false"/>
    </style:style>
    <style:style style:name="Table3" style:family="table">
      <style:table-properties style:width="6.6888in" style:rel-width="100%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34in solid #D9D9D9" style:writing-mode="lr-tb" fo:padding-top="0.1041in" fo:padding-left="0.1041in" fo:padding-bottom="0.1041in" fo:padding-right="0.1041in"/>
    </style:style>
    <style:style style:name="P9" style:parent-style-name="TableContents" style:family="paragraph">
      <style:text-properties style:font-name="Arial" fo:font-size="10pt" style:font-size-asian="10pt" style:font-size-complex="10pt"/>
    </style:style>
    <style:style style:name="TableCell10" style:family="table-cell">
      <style:table-cell-properties fo:border="0.0034in solid #D9D9D9" style:writing-mode="lr-tb" fo:padding-top="0.1041in" fo:padding-left="0.1041in" fo:padding-bottom="0.1041in" fo:padding-right="0.1041in"/>
    </style:style>
    <style:style style:name="P11" style:parent-style-name="TableContents" style:family="paragraph">
      <style:text-properties style:font-name="Arial" fo:font-size="10pt" style:font-size-asian="10pt" style:font-size-complex="10pt"/>
    </style:style>
    <style:style style:name="TableCell12" style:family="table-cell">
      <style:table-cell-properties fo:border="0.0034in solid #D9D9D9" style:writing-mode="lr-tb" fo:padding-top="0.1041in" fo:padding-left="0.1041in" fo:padding-bottom="0.1041in" fo:padding-right="0.1041in"/>
    </style:style>
    <style:style style:name="P13" style:parent-style-name="TableContents" style:family="paragraph">
      <style:text-properties style:font-name="Arial" fo:font-size="10pt" style:font-size-asian="10pt" style:font-size-complex="10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34in solid #D9D9D9" style:writing-mode="lr-tb" fo:padding-top="0.1041in" fo:padding-left="0.1041in" fo:padding-bottom="0.1041in" fo:padding-right="0.1041in"/>
    </style:style>
    <style:style style:name="P16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17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18" style:parent-style-name="TableContents" style:family="paragraph">
      <style:text-properties style:font-name="Arial" fo:font-size="10pt" style:font-size-asian="10pt" style:font-size-complex="10pt"/>
    </style:style>
    <style:style style:name="P19" style:parent-style-name="TableContents" style:family="paragraph">
      <style:text-properties style:font-name="Arial" fo:font-size="10pt" style:font-size-asian="10pt" style:font-size-complex="10pt"/>
    </style:style>
    <style:style style:name="P20" style:parent-style-name="TableContents" style:family="paragraph">
      <style:text-properties style:font-name="Arial" fo:font-size="10pt" style:font-size-asian="10pt" style:font-size-complex="10pt"/>
    </style:style>
    <style:style style:name="P21" style:parent-style-name="TableContents" style:family="paragraph">
      <style:text-properties style:font-name="Arial" fo:font-size="10pt" style:font-size-asian="10pt" style:font-size-complex="10pt"/>
    </style:style>
    <style:style style:name="P22" style:parent-style-name="TableContents" style:family="paragraph">
      <style:text-properties style:font-name="Arial" fo:font-size="10pt" style:font-size-asian="10pt" style:font-size-complex="10pt"/>
    </style:style>
    <style:style style:name="P23" style:parent-style-name="TableContents" style:family="paragraph">
      <style:text-properties style:font-name="Arial" fo:font-size="10pt" style:font-size-asian="10pt" style:font-size-complex="10pt"/>
    </style:style>
    <style:style style:name="P24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25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26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27" style:parent-style-name="TableContents" style:family="paragraph">
      <style:text-properties style:font-name="Arial" fo:font-size="10pt" style:font-size-asian="10pt" style:font-size-complex="10pt"/>
    </style:style>
    <style:style style:name="P28" style:parent-style-name="TableContents" style:family="paragraph">
      <style:text-properties style:font-name="Arial" fo:font-size="10pt" style:font-size-asian="10pt" style:font-size-complex="10pt"/>
    </style:style>
    <style:style style:name="P29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30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31" style:parent-style-name="TableContents" style:family="paragraph">
      <style:paragraph-properties fo:margin-left="0.75in">
        <style:tab-stops/>
      </style:paragraph-properties>
      <style:text-properties style:font-name="Arial" fo:font-size="10pt" style:font-size-asian="10pt" style:font-size-complex="10pt"/>
    </style:style>
    <style:style style:name="P32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33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34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35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36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37" style:parent-style-name="TableContents" style:family="paragraph">
      <style:text-properties style:font-name="Arial" fo:font-size="10pt" style:font-size-asian="10pt" style:font-size-complex="10pt"/>
    </style:style>
    <style:style style:name="P38" style:parent-style-name="TableContents" style:family="paragraph">
      <style:text-properties style:font-name="Arial" fo:font-size="10pt" style:font-size-asian="10pt" style:font-size-complex="10pt"/>
    </style:style>
    <style:style style:name="P39" style:parent-style-name="TableContents" style:family="paragraph">
      <style:text-properties style:font-name="Arial" fo:font-size="10pt" style:font-size-asian="10pt" style:font-size-complex="10pt"/>
    </style:style>
    <style:style style:name="P40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41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42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43" style:parent-style-name="TableContents" style:family="paragraph">
      <style:paragraph-properties fo:margin-left="0.75in">
        <style:tab-stops/>
      </style:paragraph-properties>
      <style:text-properties style:font-name="Arial" fo:font-size="10pt" style:font-size-asian="10pt" style:font-size-complex="10pt"/>
    </style:style>
    <style:style style:name="P44" style:parent-style-name="TableContents" style:family="paragraph">
      <style:paragraph-properties fo:margin-left="0.75in">
        <style:tab-stops/>
      </style:paragraph-properties>
      <style:text-properties style:font-name="Arial" fo:font-size="10pt" style:font-size-asian="10pt" style:font-size-complex="10pt"/>
    </style:style>
    <style:style style:name="P45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46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47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48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49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50" style:parent-style-name="TableContents" style:family="paragraph">
      <style:text-properties style:font-name="Arial" fo:font-size="10pt" style:font-size-asian="10pt" style:font-size-complex="10pt"/>
    </style:style>
    <style:style style:name="TableCell51" style:family="table-cell">
      <style:table-cell-properties fo:border="0.0034in solid #D9D9D9" style:writing-mode="lr-tb" fo:padding-top="0.1041in" fo:padding-left="0.1041in" fo:padding-bottom="0.1041in" fo:padding-right="0.1041in"/>
    </style:style>
    <style:style style:name="P52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53" style:parent-style-name="TableContents" style:family="paragraph">
      <style:paragraph-properties fo:margin-left="0.75in">
        <style:tab-stops/>
      </style:paragraph-properties>
      <style:text-properties style:font-name="Arial" fo:font-size="10pt" style:font-size-asian="10pt" style:font-size-complex="10pt"/>
    </style:style>
    <style:style style:name="P54" style:parent-style-name="TableContents" style:family="paragraph">
      <style:paragraph-properties fo:margin-left="0.75in">
        <style:tab-stops/>
      </style:paragraph-properties>
      <style:text-properties style:font-name="Arial" fo:font-size="10pt" style:font-size-asian="10pt" style:font-size-complex="10pt"/>
    </style:style>
    <style:style style:name="P55" style:parent-style-name="TableContents" style:family="paragraph">
      <style:paragraph-properties fo:margin-left="0.75in">
        <style:tab-stops/>
      </style:paragraph-properties>
      <style:text-properties style:font-name="Arial" fo:font-size="10pt" style:font-size-asian="10pt" style:font-size-complex="10pt"/>
    </style:style>
    <style:style style:name="P56" style:parent-style-name="TableContents" style:family="paragraph">
      <style:paragraph-properties fo:margin-left="0.75in">
        <style:tab-stops/>
      </style:paragraph-properties>
      <style:text-properties style:font-name="Arial" fo:font-size="10pt" style:font-size-asian="10pt" style:font-size-complex="10pt"/>
    </style:style>
    <style:style style:name="P57" style:parent-style-name="TableContents" style:family="paragraph">
      <style:paragraph-properties fo:margin-left="0.75in">
        <style:tab-stops/>
      </style:paragraph-properties>
      <style:text-properties style:font-name="Arial" fo:font-size="10pt" style:font-size-asian="10pt" style:font-size-complex="10pt"/>
    </style:style>
    <style:style style:name="P58" style:parent-style-name="TableContents" style:family="paragraph">
      <style:paragraph-properties fo:margin-left="0.75in">
        <style:tab-stops/>
      </style:paragraph-properties>
      <style:text-properties style:font-name="Arial" fo:font-size="10pt" style:font-size-asian="10pt" style:font-size-complex="10pt"/>
    </style:style>
    <style:style style:name="P59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60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61" style:parent-style-name="TableContents" style:family="paragraph">
      <style:text-properties style:font-name="Arial" fo:font-size="10pt" style:font-size-asian="10pt" style:font-size-complex="10pt"/>
    </style:style>
    <style:style style:name="P62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63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64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65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66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67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68" style:parent-style-name="TableContents" style:family="paragraph">
      <style:paragraph-properties fo:margin-left="0.75in">
        <style:tab-stops/>
      </style:paragraph-properties>
      <style:text-properties style:font-name="Arial" fo:font-size="10pt" style:font-size-asian="10pt" style:font-size-complex="10pt"/>
    </style:style>
    <style:style style:name="P69" style:parent-style-name="TableContents" style:family="paragraph">
      <style:paragraph-properties fo:margin-left="0.75in">
        <style:tab-stops/>
      </style:paragraph-properties>
      <style:text-properties style:font-name="Arial" fo:font-size="10pt" style:font-size-asian="10pt" style:font-size-complex="10pt"/>
    </style:style>
    <style:style style:name="P70" style:parent-style-name="TableContents" style:family="paragraph">
      <style:paragraph-properties fo:margin-left="0.75in">
        <style:tab-stops/>
      </style:paragraph-properties>
      <style:text-properties style:font-name="Arial" fo:font-size="10pt" style:font-size-asian="10pt" style:font-size-complex="10pt"/>
    </style:style>
    <style:style style:name="P71" style:parent-style-name="TableContents" style:family="paragraph">
      <style:paragraph-properties fo:margin-left="0.75in">
        <style:tab-stops/>
      </style:paragraph-properties>
      <style:text-properties style:font-name="Arial" fo:font-size="10pt" style:font-size-asian="10pt" style:font-size-complex="10pt"/>
    </style:style>
    <style:style style:name="P72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73" style:parent-style-name="TableContents" style:family="paragraph">
      <style:paragraph-properties fo:margin-left="0.75in">
        <style:tab-stops/>
      </style:paragraph-properties>
      <style:text-properties style:font-name="Arial" fo:font-size="10pt" style:font-size-asian="10pt" style:font-size-complex="10pt"/>
    </style:style>
    <style:style style:name="P74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75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76" style:parent-style-name="TableContents" style:family="paragraph">
      <style:paragraph-properties fo:margin-left="0.75in">
        <style:tab-stops/>
      </style:paragraph-properties>
      <style:text-properties style:font-name="Arial" fo:font-size="10pt" style:font-size-asian="10pt" style:font-size-complex="10pt"/>
    </style:style>
    <style:style style:name="P77" style:parent-style-name="TableContents" style:family="paragraph">
      <style:paragraph-properties fo:margin-left="0.75in">
        <style:tab-stops/>
      </style:paragraph-properties>
      <style:text-properties style:font-name="Arial" fo:font-size="10pt" style:font-size-asian="10pt" style:font-size-complex="10pt"/>
    </style:style>
    <style:style style:name="P78" style:parent-style-name="TableContents" style:family="paragraph">
      <style:paragraph-properties fo:margin-left="0.75in">
        <style:tab-stops/>
      </style:paragraph-properties>
      <style:text-properties style:font-name="Arial" fo:font-size="10pt" style:font-size-asian="10pt" style:font-size-complex="10pt"/>
    </style:style>
    <style:style style:name="P79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80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81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82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83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84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85" style:parent-style-name="TableContents" style:family="paragraph">
      <style:text-properties style:font-name="Arial" fo:font-size="10pt" style:font-size-asian="10pt" style:font-size-complex="10pt"/>
    </style:style>
    <style:style style:name="TableCell86" style:family="table-cell">
      <style:table-cell-properties fo:border="0.0034in solid #D9D9D9" style:writing-mode="lr-tb" fo:padding-top="0.1041in" fo:padding-left="0.1041in" fo:padding-bottom="0.1041in" fo:padding-right="0.1041in"/>
    </style:style>
    <style:style style:name="P87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88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89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90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91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92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93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94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95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96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97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98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99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100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101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102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103" style:parent-style-name="TableContents" style:family="paragraph">
      <style:paragraph-properties fo:margin-left="0.25in">
        <style:tab-stops/>
      </style:paragraph-properties>
      <style:text-properties style:font-name="Arial" fo:font-size="10pt" style:font-size-asian="10pt" style:font-size-complex="10pt"/>
    </style:style>
    <style:style style:name="P104" style:parent-style-name="TableContents" style:family="paragraph">
      <style:text-properties style:font-name="Arial" fo:font-size="10pt" style:font-size-asian="10pt" style:font-size-complex="10pt"/>
    </style:style>
    <style:style style:name="P105" style:parent-style-name="Textbody" style:family="paragraph">
      <style:paragraph-properties fo:margin-left="0.25in">
        <style:tab-stops/>
      </style:paragraph-properties>
    </style:style>
    <style:style style:name="T106" style:parent-style-name="Fuentedepárrafopredeter.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text:p text:style-name="P1"><text:line-break/>Tinc diversos Outlines. Els mes recents el del CRM i el TFM de la Berta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Berta's TFM</text:p>
          </table:table-cell>
          <table:table-cell table:style-name="TableCell10">
            <text:p text:style-name="P11">Alex @CRM</text:p>
          </table:table-cell>
          <table:table-cell table:style-name="TableCell12">
            <text:p text:style-name="P13">Alex @ IBS</text:p>
          </table:table-cell>
        </table:table-row>
        <table:table-row table:style-name="TableRow14">
          <table:table-cell table:style-name="TableCell15">
            <text:p text:style-name="P16">CRC actuality</text:p>
            <text:p text:style-name="P17">DNA methylation expression and cancer</text:p>
            <text:p text:style-name="P18"/>
            <text:p text:style-name="P19"/>
            <text:p text:style-name="P20"/>
            <text:p text:style-name="P21"/>
            <text:p text:style-name="P22"/>
            <text:p text:style-name="P23"/>
            <text:p text:style-name="P24"/>
            <text:p text:style-name="P25"/>
            <text:p text:style-name="P26">Scope<text:s/>(Objectius)</text:p>
            <text:p text:style-name="P27"/>
            <text:p text:style-name="P28"/>
            <text:p text:style-name="P29">Methodology</text:p>
            <text:p text:style-name="P30">Data</text:p>
            <text:p text:style-name="P31">Creation of an artificial dataset</text:p>
            <text:p text:style-name="P32"/>
            <text:p text:style-name="P33">NAive Method</text:p>
            <text:p text:style-name="P34">CMI Method</text:p>
            <text:p text:style-name="P35">Heuristic</text:p>
            <text:p text:style-name="P36">Scagnostics</text:p>
            <text:p text:style-name="P37"/>
            <text:p text:style-name="P38"/>
            <text:p text:style-name="P39"/>
            <text:p text:style-name="P40"/>
            <text:p text:style-name="P41"/>
            <text:p text:style-name="P42">Comparison between methods</text:p>
            <text:p text:style-name="P43">Heur=Naiv &gt; Scag &gt; CMI (Simulated) </text:p>
            <text:p text:style-name="P44"> &gt; CMI &gt; Naiv &gt; SCag (Real)</text:p>
            <text:p text:style-name="P45">Comparison between datasets</text:p>
            <text:p text:style-name="P46">Selection of a </text:p>
            <text:p text:style-name="P47">Functional annotation</text:p>
            <text:p text:style-name="P48">Chromosome annotation</text:p>
            <text:p text:style-name="P49">Development of an R package</text:p>
            <text:p text:style-name="P50"/>
          </table:table-cell>
          <table:table-cell table:style-name="TableCell51">
            <text:p text:style-name="P52">GW Analysis of Colorectal Cancer</text:p>
            <text:p text:style-name="P53">Data for the study</text:p>
            <text:p text:style-name="P54">Methylation</text:p>
            <text:p text:style-name="P55">Not 1-to-1</text:p>
            <text:p text:style-name="P56">Methylation and Gene Expression</text:p>
            <text:p text:style-name="P57">Patterns of association</text:p>
            <text:p text:style-name="P58">Gene selection from scatterplots</text:p>
            <text:p text:style-name="P59"/>
            <text:p text:style-name="P60">Objectives</text:p>
            <text:p text:style-name="P61"/>
            <text:p text:style-name="P62"/>
            <text:p text:style-name="P63">Methods for selecting GRM</text:p>
            <text:p text:style-name="P64"/>
            <text:p text:style-name="P65"/>
            <text:p text:style-name="P66"/>
            <text:p text:style-name="P67">Selection based on CMI</text:p>
            <text:p text:style-name="P68">Data Binarization</text:p>
            <text:p text:style-name="P69">MI / CMI</text:p>
            <text:p text:style-name="P70">CMI to select L-shapes</text:p>
            <text:p text:style-name="P71">optimal threshold for binarization</text:p>
            <text:p text:style-name="P72">Splines-based regression</text:p>
            <text:p text:style-name="P73">Clustering from Splines</text:p>
            <text:p text:style-name="P74"/>
            <text:p text:style-name="P75">Results</text:p>
            <text:p text:style-name="P76">Results (1) CMI</text:p>
            <text:p text:style-name="P77">Results (2) Splines</text:p>
            <text:p text:style-name="P78">Results (3) Comparison</text:p>
            <text:p text:style-name="P79"/>
            <text:p text:style-name="P80"/>
            <text:p text:style-name="P81"/>
            <text:p text:style-name="P82"/>
            <text:p text:style-name="P83"/>
            <text:p text:style-name="P84">Discussion &amp; conclusions</text:p>
            <text:p text:style-name="P85"/>
          </table:table-cell>
          <table:table-cell table:style-name="TableCell86">
            <text:p text:style-name="P87">CR Cancer</text:p>
            <text:p text:style-name="P88">Methylation</text:p>
            <text:p text:style-name="P89">Patterns -Meth</text:p>
            <text:p text:style-name="P90">Previous work (1) Naive</text:p>
            <text:p text:style-name="P91">Previous work (2) </text:p>
            <text:p text:style-name="P92">A new method (1)-Motivation</text:p>
            <text:p text:style-name="P93">Details (1): Weights</text:p>
            <text:p text:style-name="P94">Details (2): Scores</text:p>
            <text:p text:style-name="P95">Application (1) DA dataset</text:p>
            <text:p text:style-name="P96">Application (2) TCGA</text:p>
            <text:p text:style-name="P97">Comparison with other methods</text:p>
            <text:p text:style-name="P98">Current pipeline</text:p>
            <text:p text:style-name="P99">Software (1)</text:p>
            <text:p text:style-name="P100">Software (2)</text:p>
            <text:p text:style-name="P101">Discussion &amp; Limitations </text:p>
            <text:p text:style-name="P102">Conclusions &amp; future work</text:p>
            <text:p text:style-name="P103"/>
            <text:p text:style-name="P104"/>
          </table:table-cell>
        </table:table-row>
      </table:table>
      <text:p text:style-name="P105"><text:span text:style-name="T106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andre Sanchez Pla</dc:creator>
    <meta:creation-date>2018-07-07T10:58:00Z</meta:creation-date>
    <dc:date>2018-07-07T21:09:00Z</dc:date>
    <meta:template xlink:href="Normal.dotm" xlink:type="simple"/>
    <meta:editing-cycles>3</meta:editing-cycles>
    <meta:editing-duration>PT2820S</meta:editing-duration>
    <meta:document-statistic meta:page-count="1" meta:paragraph-count="2" meta:word-count="198" meta:character-count="1287" meta:row-count="9" meta:non-whitespace-character-count="1091"/>
  </office:meta>
</office:document-meta>
</file>